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Consolas1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fo:font-weight="normal"/>
    </style:style>
    <style:style style:name="P3" style:family="paragraph" style:parent-style-name="Standard">
      <style:paragraph-properties style:line-height-at-least="0.503cm"/>
      <style:text-properties fo:color="#cccccc" fo:background-color="#1f1f1f"/>
    </style:style>
    <style:style style:name="P4" style:family="paragraph" style:parent-style-name="Standard">
      <style:text-properties style:font-name="Consolas1" style:text-underline-style="solid" style:text-underline-width="auto" style:text-underline-color="font-color"/>
    </style:style>
    <style:style style:name="P5" style:family="paragraph" style:parent-style-name="Standard">
      <style:text-properties style:font-name="Consolas1" style:text-underline-style="none"/>
    </style:style>
    <style:style style:name="P6" style:family="paragraph" style:parent-style-name="Standard">
      <style:text-properties style:font-name="Consolas1" style:text-underline-style="none" fo:font-weight="bold" style:font-weight-asian="bold" style:font-weight-complex="bold"/>
    </style:style>
    <style:style style:name="P7" style:family="paragraph" style:parent-style-name="Standard">
      <style:paragraph-properties style:line-height-at-least="0.503cm" fo:background-color="transparent">
        <style:background-image/>
      </style:paragraph-properties>
      <style:text-properties fo:color="#cccccc" style:font-name="Consolas" fo:font-size="10.5pt" fo:font-weight="normal" fo:background-color="#1f1f1f"/>
    </style:style>
    <style:style style:name="P8" style:family="paragraph" style:parent-style-name="Standard">
      <style:paragraph-properties style:line-height-at-least="0.503cm" fo:background-color="transparent">
        <style:background-image/>
      </style:paragraph-properties>
      <style:text-properties fo:color="#cccccc" style:font-name="Consolas1" fo:font-size="10.5pt" fo:font-weight="normal" fo:background-color="#1f1f1f"/>
    </style:style>
    <style:style style:name="P9" style:family="paragraph" style:parent-style-name="Standard">
      <style:paragraph-properties style:line-height-at-least="0.503cm" fo:background-color="transparent">
        <style:background-image/>
      </style:paragraph-properties>
      <style:text-properties fo:color="#cccccc" style:font-name="Consolas1" fo:font-size="10.5pt" fo:font-weight="bold" fo:background-color="#1f1f1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9cdcfe" style:font-name="Consolas" fo:font-size="10.5pt" fo:font-weight="normal"/>
    </style:style>
    <style:style style:name="T3" style:family="text">
      <style:text-properties fo:color="#9cdcfe" style:font-name="Consolas" fo:font-size="10.5pt" fo:background-color="#1f1f1f"/>
    </style:style>
    <style:style style:name="T4" style:family="text">
      <style:text-properties fo:color="#cccccc" style:font-name="Consolas" fo:font-size="10.5pt" fo:background-color="#1f1f1f"/>
    </style:style>
    <style:style style:name="T5" style:family="text">
      <style:text-properties fo:color="#d4d4d4" style:font-name="Consolas" fo:font-size="10.5pt" fo:font-weight="normal"/>
    </style:style>
    <style:style style:name="T6" style:family="text">
      <style:text-properties fo:color="#d4d4d4" style:font-name="Consolas" fo:font-size="10.5pt" fo:background-color="#1f1f1f"/>
    </style:style>
    <style:style style:name="T7" style:family="text">
      <style:text-properties fo:color="#4ec9b0" style:font-name="Consolas" fo:font-size="10.5pt" fo:background-color="#1f1f1f"/>
    </style:style>
    <style:style style:name="T8" style:family="text">
      <style:text-properties fo:color="#dcdcaa" style:font-name="Consolas" fo:font-size="10.5pt" fo:background-color="#1f1f1f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ce9178" style:font-name="Consolas" fo:font-size="10.5pt" fo:font-weight="normal"/>
    </style:style>
    <style:style style:name="T11" style:family="text">
      <style:text-properties style:text-underline-style="none" style:font-weight-asian="normal" style:font-weight-complex="normal"/>
    </style:style>
    <style:style style:name="T12" style:family="text">
      <style:text-properties fo:color="#000000" style:text-underline-style="none" fo:background-color="#ffffff"/>
    </style:style>
    <style:style style:name="T13" style:family="text">
      <style:text-properties fo:color="#000000" style:text-underline-style="none" fo:background-color="#ffffff" style:font-weight-asian="normal" style:font-weight-complex="normal"/>
    </style:style>
    <style:style style:name="T14" style:family="text">
      <style:text-properties fo:color="#000000" style:font-name="Consolas1" style:text-underline-style="none" fo:background-color="#ffffff" style:font-weight-asian="normal" style:font-weight-complex="normal"/>
    </style:style>
    <style:style style:name="T15" style:family="text">
      <style:text-properties style:font-name="Consolas1" style:text-underline-style="none" style:font-weight-asian="normal" style:font-weight-complex="normal"/>
    </style:style>
    <style:style style:name="T16" style:family="text">
      <style:text-properties style:font-name="Consolas1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ob 01 :</text:p>
      <text:p text:style-name="P4"/>
      <text:p text:style-name="P5">Dans un premier temps, ajouter </text:p>
      <text:p text:style-name="P5">C:\Program Files\MySQL\MySQL Server 8.0\bin<text:line-break/>au Path dans les variables d'environnement pour être tranquilles une bonne fois pour toute. Ca fonctionne, <text:line-break/><text:line-break/><text:span text:style-name="T1">C:\Users\graca&gt;mysql --version</text:span></text:p>
      <text:p text:style-name="P6">mysql <text:s/>Ver 8.0.44 for Win64 on x86_64 (MySQL Community Server – GPL)</text:p>
      <text:p text:style-name="P5"/>
      <text:p text:style-name="P2"><text:span text:style-name="T15">Ensuite quelques difficultés rencontrées : </text:span><text:span text:style-name="T11"><text:line-break/><text:line-break/></text:span><text:span text:style-name="T3">database</text:span><text:span text:style-name="T4"> </text:span><text:span text:style-name="T6">=</text:span><text:span text:style-name="T4"> </text:span><text:span text:style-name="T7">mysql</text:span><text:span text:style-name="T4">.</text:span><text:span text:style-name="T7">connector</text:span><text:span text:style-name="T4">.</text:span><text:span text:style-name="T8">connect</text:span><text:span text:style-name="T4">(</text:span></text:p>
      <text:p text:style-name="P3">    <text:span text:style-name="T2">host</text:span><text:span text:style-name="T5">=</text:span><text:span text:style-name="T10">"localhost"</text:span><text:span text:style-name="T9">,</text:span></text:p>
      <text:p text:style-name="P3">    <text:span text:style-name="T2">user</text:span><text:span text:style-name="T5">=</text:span><text:span text:style-name="T10">"root"</text:span><text:span text:style-name="T9">,</text:span></text:p>
      <text:p text:style-name="P3">    <text:span text:style-name="T2">password</text:span><text:span text:style-name="T5">=</text:span><text:span text:style-name="T10">"Misstouille83!sql"</text:span><text:span text:style-name="T9">,</text:span></text:p>
      <text:p text:style-name="P3">    <text:span text:style-name="T2">database</text:span><text:span text:style-name="T5">=</text:span><text:span text:style-name="T10">"LaPlateforme"</text:span></text:p>
      <text:p text:style-name="P7">)<text:line-break/><text:line-break/><text:span text:style-name="T14">Pour retrouver que l'utilisateur est root </text:span></text:p>
      <text:p text:style-name="P8"><text:span text:style-name="T13"/></text:p>
      <text:p text:style-name="P9"><text:span text:style-name="T12">mysql -u root -p</text:span></text:p>
      <text:p text:style-name="P9"><text:span text:style-name="T12">entrer le mot de passe</text:span></text:p>
      <text:p text:style-name="P9"><text:span text:style-name="T12">SELECT User, Host FROM mysql.user;</text:span></text:p>
      <text:p text:style-name="P6">+------------------+-----------+</text:p>
      <text:p text:style-name="P6">| User <text:s text:c="12"/>| Host <text:s text:c="5"/>|</text:p>
      <text:p text:style-name="P6">+------------------+-----------+</text:p>
      <text:p text:style-name="P6">| mysql.infoschema | localhost |</text:p>
      <text:p text:style-name="P6">| mysql.session <text:s text:c="3"/>| localhost |</text:p>
      <text:p text:style-name="P6">| mysql.sys <text:s text:c="7"/>| localhost |</text:p>
      <text:p text:style-name="P1"><text:span text:style-name="T16">| root <text:s text:c="12"/>| localhost </text:span></text:p>
      <text:p text:style-name="P1"/>
      <text:p text:style-name="P5">Et ensuite faire attention a l'orthographe, c'est etudiant et pas etudiants !! <text:line-break/><text:line-break/>Mais maintenant ça fonctionne, le script print bien : <text:line-break/>[(1, 'Spaghetti', 'Betty', 20, 'betty.spaghetti@laplateforme.io'), (2, 'Steak', 'Chuck', 45, 'chuck.steak@laplateforme.io'), (4, 'Barnes', 'Binkie', 16, 'binkie.barnes@laplateforme.io'), (5, 'Dupuis', 'Gertrude', 20, 'gertrude.dupuis@laplateforme.io'), (6, 'Dupuis', 'Martin', 18, 'martin.dupuis@laplateforme.io')] <text:s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Consolas1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2M5S</meta:editing-duration>
    <meta:editing-cycles>3</meta:editing-cycles>
    <meta:generator>OpenOffice/4.1.15$Win32 OpenOffice.org_project/4115m2$Build-9813</meta:generator>
    <dc:date>2026-03-03T11:16:16.69</dc:date>
    <meta:document-statistic meta:table-count="0" meta:image-count="0" meta:object-count="0" meta:page-count="1" meta:paragraph-count="21" meta:word-count="152" meta:character-count="1261"/>
    <dc:creator>Nelson Grac</dc:creator>
    <meta:user-defined meta:name="Info 1"/>
    <meta:user-defined meta:name="Info 2"/>
    <meta:user-defined meta:name="Info 3"/>
    <meta:user-defined meta:name="Info 4"/>
  </office:meta>
</office:document-meta>
</file>